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2" text:anchor-type="as-char" svg:x="0in" svg:y="0in" svg:width="1.32235in" svg:height="3.57299in" style:rel-width="scale" style:rel-height="scale"><draw:image xlink:href="media/image1.png" xlink:type="simple" xlink:show="embed" xlink:actuate="onLoad"/><svg:title/><svg:desc>A picture containing typography, font, art, desig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lly Sachdev</meta:initial-creator>
    <dc:creator>Shelly Sachdev</dc:creator>
    <meta:creation-date>2023-06-22T19:34:00Z</meta:creation-date>
    <dc:date>2023-06-22T19:36:00Z</dc:date>
    <meta:template xlink:href="Normal.dotm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